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aecf00"/>
    </style:style>
    <style:style style:name="P2" style:family="paragraph" style:parent-style-name="Standard">
      <style:text-properties fo:color="#800080"/>
    </style:style>
    <style:style style:name="P3" style:family="paragraph" style:parent-style-name="Standard">
      <style:text-properties fo:color="#0099ff"/>
    </style:style>
    <style:style style:name="P4" style:family="paragraph" style:parent-style-name="Standard">
      <style:text-properties fo:color="#aecf00"/>
    </style:style>
    <style:style style:name="P5" style:family="paragraph" style:parent-style-name="Standard">
      <style:text-properties fo:color="#0099ff"/>
    </style:style>
    <style:style style:name="P6" style:family="paragraph" style:parent-style-name="Standard">
      <style:text-properties fo:color="#800080"/>
    </style:style>
    <style:style style:name="T1" style:family="text">
      <style:text-properties fo:color="#0099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ait :</text:p>
      <text:p text:style-name="P2"/>
      <text:p text:style-name="P2">Connexion/ déconnexion</text:p>
      <text:p text:style-name="P2"/>
      <text:p text:style-name="P3">score : en fonction du nb de joueur (neutre = 0, trou = -1, président = 1)</text:p>
      <text:p text:style-name="P3"/>
      <text:p text:style-name="P1">pour partie à deux en local : </text:p>
      <text:p text:style-name="P1">un se connecte et lance la partie (local ou non), l'application demande au second soit de se co, soit de créer un compte soit c'est un invité (et pas de prise en compte des stat).</text:p>
      <text:p text:style-name="P1">Chaque joueur joue à tour de rôle, l'application cache l'écran et attend que le joueur valide (en appuyant sur une touche)</text:p>
      <text:p text:style-name="Standard"/>
      <text:p text:style-name="P3">le jeu </text:p>
      <text:p text:style-name="Standard"/>
      <text:p text:style-name="Standard">A faire :</text:p>
      <text:p text:style-name="P2">Inscription (login unique)</text:p>
      <text:p text:style-name="P1">créer une partie avec un joueur aléatoire</text:p>
      <text:p text:style-name="P1"/>
      <text:p text:style-name="P2">enregistrer la partie quand il n'y a que deux joueurs : accord des deux joueurs, si un pas d'accord : le premier qui quitte perd</text:p>
      <text:p text:style-name="P2"/>
      <text:p text:style-name="P1">règles</text:p>
      <text:p text:style-name="Standard"/>
      <text:p text:style-name="Standard"/>
      <text:p text:style-name="Standard">Bonus : </text:p>
      <text:p text:style-name="P1">spécifier avec quel joueur on veut jouer, </text:p>
      <text:p text:style-name="P1">le nb de joueurs </text:p>
      <text:p text:style-name="P1">limiter la création du nb de partie si des joueurs attendent des adversaires </text:p>
      <text:p text:style-name="P1">rechercher des joueurs (pour partie à 2)</text:p>
      <text:p text:style-name="P1">partie privée ( joueurs spécifiés) ou publique (joueurs non spécifiés)</text:p>
      <text:p text:style-name="P1"/>
      <text:p text:style-name="Standard"><text:span text:style-name="T1">limite de 1 min pour chaque joueur, si minute passée : le joueur passe son tour </text:span></text:p>
      <text:p text:style-name="P2"/>
      <text:p text:style-name="P2">limiter le nb de parties a enregistrer : 5 parties, pas prise en compte du score ( si plus de 5 parties en attente d'être finies, donner le choix au joueur de supprimer une ou pls parties)</text:p>
      <text:p text:style-name="Standard"/>
      <text:p text:style-name="P3">on demande au joueur dans quel sens il veut que les cartes soient triées</text:p>
      <text:p text:style-name="P1"/>
      <text:p text:style-name="P3">statistiques</text:p>
      <text:p text:style-name="Standard"/>
      <text:p text:style-name="Standard"/>
      <text:p text:style-name="Standard"/>
      <text:p text:style-name="Standard"/>
      <text:p text:style-name="Standard"/>
      <text:p text:style-name="P3">Amélie : jeu, </text:p>
      <text:p text:style-name="P2">Romain : début de l'appli, connexion, déconnexion, graphique</text:p>
      <text:p text:style-name="P1">Moi : règles, BDD</text:p>
      <text:p text:style-name="Standard"/>
      <text:p text:style-name="Standard"/>
      <text:p text:style-name="Standard"/>
      <text:p text:style-name="Standard"/>
      <text:p text:style-name="Standard"/>
      <text:p text:style-name="Standard"><text:soft-page-break/>joueurs questionnent tous les 10 sec le serveur en lui passant id_partie qui va voir dans la bdd s'il s'est passé qql chos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1-20T11:51:47.88</meta:creation-date>
    <dc:date>2014-02-20T14:52:44.35</dc:date>
    <meta:editing-duration>PT04H38M08S</meta:editing-duration>
    <meta:editing-cycles>42</meta:editing-cycles>
    <meta:generator>OpenOffice.org/3.1$Win32 OpenOffice.org_project/310m19$Build-9420</meta:generator>
    <dc:creator>Amélie </dc:creator>
    <meta:document-statistic meta:table-count="0" meta:image-count="0" meta:object-count="0" meta:page-count="2" meta:paragraph-count="26" meta:word-count="274" meta:character-count="1470"/>
  </office:meta>
</office:document-meta>
</file>